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7.57mm" svg:height="65.35mm" svg:x="350.5mm" svg:y="0.25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0.32mm" svg:height="67.72mm" svg:x="350.77mm" svg:y="70.56mm">
            <draw:object draw:notify-on-update-of-ranges="Sheet1.B1:Sheet1.L1 Sheet1.A3:Sheet1.A3 Sheet1.B3:Sheet1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0.4mm" svg:height="62.13mm" svg:x="354.36mm" svg:y="145.33mm">
            <draw:object draw:notify-on-update-of-ranges="Sheet1.B1:Sheet1.L1 Sheet1.A4:Sheet1.A4 Sheet1.B4:Sheet1.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8.67mm" svg:height="66.76mm" svg:x="196.32mm" svg:y="128.95mm">
            <draw:object draw:notify-on-update-of-ranges="Sheet1.B13:Sheet1.L13 Sheet1.A14:Sheet1.A14 Sheet1.B14:Sheet1.L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/ns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2/s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3/s</text:p>
          </table:table-cell>
          <table:table-cell table:style-name="ce1" table:number-columns-repeated="11"/>
          <table:table-cell table:number-columns-repeated="2"/>
        </table:table-row>
        <table:table-row table:style-name="ro2" table:number-rows-repeated="2">
          <table:table-cell table:style-name="ce1" table:number-columns-repeated="12"/>
          <table:table-cell table:number-columns-repeated="2"/>
        </table:table-row>
        <table:table-row table:style-name="ro2" table:number-rows-repeated="6">
          <table:table-cell table:number-columns-repeated="14"/>
        </table:table-row>
        <table:table-row table:style-name="ro2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4/s</text:p>
          </table:table-cell>
          <table:table-cell table:style-name="ce1" table:number-columns-repeated="11"/>
          <table:table-cell table:number-columns-repeated="2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table:number-columns-repeated="11"/>
          <table:table-cell table:number-columns-repeated="2"/>
        </table:table-row>
        <table:table-row table:style-name="ro2">
          <table:table-cell table:style-name="ce1" table:number-columns-repeated="12"/>
          <table:table-cell table:number-columns-repeated="2"/>
        </table:table-row>
        <table:table-row table:style-name="ro3" table:number-rows-repeated="3">
          <table:table-cell table:style-name="ce1" table:number-columns-repeated="12"/>
          <table:table-cell/>
          <table:table-cell table:style-name="ce3"/>
        </table:table-row>
        <table:table-row table:style-name="ro2" table:number-rows-repeated="2">
          <table:table-cell table:style-name="ce1" table:number-columns-repeated="6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2"/>
          <table:table-cell table:formula="of:=SUM([.C30:.C129])" office:value-type="float" office:value="78.005935" calcext:value-type="float">
            <text:p>78.005935</text:p>
          </table:table-cell>
          <table:table-cell table:number-columns-repeated="11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0182" calcext:value-type="float">
            <text:p>0.79018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317" calcext:value-type="float">
            <text:p>0.78231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815" calcext:value-type="float">
            <text:p>0.77981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2495" calcext:value-type="float">
            <text:p>0.77249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254" calcext:value-type="float">
            <text:p>0.7842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612" calcext:value-type="float">
            <text:p>0.78261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769" calcext:value-type="float">
            <text:p>0.77676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608" calcext:value-type="float">
            <text:p>0.78060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418" calcext:value-type="float">
            <text:p>0.78241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951" calcext:value-type="float">
            <text:p>0.78295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942" calcext:value-type="float">
            <text:p>0.77594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2392" calcext:value-type="float">
            <text:p>0.77239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254" calcext:value-type="float">
            <text:p>0.7792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236" calcext:value-type="float">
            <text:p>0.77323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63" calcext:value-type="float">
            <text:p>0.773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933" calcext:value-type="float">
            <text:p>0.77893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512" calcext:value-type="float">
            <text:p>0.77351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496" calcext:value-type="float">
            <text:p>0.78649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69773" calcext:value-type="float">
            <text:p>0.76977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872" calcext:value-type="float">
            <text:p>0.77387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0468" calcext:value-type="float">
            <text:p>0.77046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5482" calcext:value-type="float">
            <text:p>0.79548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443" calcext:value-type="float">
            <text:p>0.78444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2309" calcext:value-type="float">
            <text:p>0.79230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364" calcext:value-type="float">
            <text:p>0.78636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713" calcext:value-type="float">
            <text:p>0.77571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668" calcext:value-type="float">
            <text:p>0.77366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96" calcext:value-type="float">
            <text:p>0.7869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8427" calcext:value-type="float">
            <text:p>0.79842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801456" calcext:value-type="float">
            <text:p>0.80145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2541" calcext:value-type="float">
            <text:p>0.79254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464" calcext:value-type="float">
            <text:p>0.78146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953" calcext:value-type="float">
            <text:p>0.77595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0499" calcext:value-type="float">
            <text:p>0.77049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428" calcext:value-type="float">
            <text:p>0.78042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443" calcext:value-type="float">
            <text:p>0.77344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418" calcext:value-type="float">
            <text:p>0.78341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143" calcext:value-type="float">
            <text:p>0.77814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455" calcext:value-type="float">
            <text:p>0.77745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249" calcext:value-type="float">
            <text:p>0.77924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0438" calcext:value-type="float">
            <text:p>0.77043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963" calcext:value-type="float">
            <text:p>0.7829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927" calcext:value-type="float">
            <text:p>0.78292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813" calcext:value-type="float">
            <text:p>0.77881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249" calcext:value-type="float">
            <text:p>0.77624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5854" calcext:value-type="float">
            <text:p>0.7858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939" calcext:value-type="float">
            <text:p>0.78093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63" calcext:value-type="float">
            <text:p>0.784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1113" calcext:value-type="float">
            <text:p>0.77111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026" calcext:value-type="float">
            <text:p>0.78302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664" calcext:value-type="float">
            <text:p>0.78066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858" calcext:value-type="float">
            <text:p>0.77685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255" calcext:value-type="float">
            <text:p>0.78025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485" calcext:value-type="float">
            <text:p>0.78448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347" calcext:value-type="float">
            <text:p>0.7763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649" calcext:value-type="float">
            <text:p>0.77564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819" calcext:value-type="float">
            <text:p>0.77681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278" calcext:value-type="float">
            <text:p>0.78127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967" calcext:value-type="float">
            <text:p>0.78196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399" calcext:value-type="float">
            <text:p>0.78139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817" calcext:value-type="float">
            <text:p>0.77581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944" calcext:value-type="float">
            <text:p>0.77594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5642" calcext:value-type="float">
            <text:p>0.78564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225" calcext:value-type="float">
            <text:p>0.78422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943" calcext:value-type="float">
            <text:p>0.77894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52" calcext:value-type="float">
            <text:p>0.7835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497" calcext:value-type="float">
            <text:p>0.77749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747" calcext:value-type="float">
            <text:p>0.7787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069" calcext:value-type="float">
            <text:p>0.77706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891" calcext:value-type="float">
            <text:p>0.77989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704" calcext:value-type="float">
            <text:p>0.78670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767" calcext:value-type="float">
            <text:p>0.78476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601" calcext:value-type="float">
            <text:p>0.77960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254" calcext:value-type="float">
            <text:p>0.7832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201" calcext:value-type="float">
            <text:p>0.78620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684" calcext:value-type="float">
            <text:p>0.77668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5763" calcext:value-type="float">
            <text:p>0.7857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899" calcext:value-type="float">
            <text:p>0.78189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978" calcext:value-type="float">
            <text:p>0.77997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886" calcext:value-type="float">
            <text:p>0.78388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506" calcext:value-type="float">
            <text:p>0.77850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576" calcext:value-type="float">
            <text:p>0.77957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433" calcext:value-type="float">
            <text:p>0.77943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563" calcext:value-type="float">
            <text:p>0.7735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338" calcext:value-type="float">
            <text:p>0.78233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782" calcext:value-type="float">
            <text:p>0.78678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199" calcext:value-type="float">
            <text:p>0.77819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623" calcext:value-type="float">
            <text:p>0.78162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888" calcext:value-type="float">
            <text:p>0.78488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554" calcext:value-type="float">
            <text:p>0.7775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62" calcext:value-type="float">
            <text:p>0.7796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47" calcext:value-type="float">
            <text:p>0.773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0429" calcext:value-type="float">
            <text:p>0.77042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69926" calcext:value-type="float">
            <text:p>0.76992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371" calcext:value-type="float">
            <text:p>0.77837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287" calcext:value-type="float">
            <text:p>0.77728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449" calcext:value-type="float">
            <text:p>0.77344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544" calcext:value-type="float">
            <text:p>0.78254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474" calcext:value-type="float">
            <text:p>0.77347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854" calcext:value-type="float">
            <text:p>0.7768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6:Sheet1.L7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/00/00</text:date>, <text:time style:data-style-name="N2" text:time-value="15:24:38.177120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8T15:25:38.366521196</dc:date>
    <meta:editing-duration>PT1H9M27S</meta:editing-duration>
    <meta:editing-cycles>19</meta:editing-cycles>
    <meta:generator>LibreOffice/6.0.7.3$Linux_X86_64 LibreOffice_project/00m0$Build-3</meta:generator>
    <meta:document-statistic meta:table-count="1" meta:cell-count="4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58cm" svg:height="6.536cm" xlink:href=".." xlink:type="simple" chart:class="chart:line" chart:style-name="ch1">
        <chart:title svg:x="5.253cm" svg:y="0.266cm" chart:style-name="ch2">
          <text:p>time1</text:p>
        </chart:title>
        <chart:legend chart:legend-position="end" svg:x="9.17cm" svg:y="2.969cm" style:legend-expansion="high" chart:style-name="ch3"/>
        <chart:plot-area chart:style-name="ch4" table:cell-range-address="Sheet1.B1:Sheet1.L2 Sheet1.A2:Sheet1.A2" chart:data-source-has-labels="both" svg:x="0.967cm" svg:y="0.521cm" svg:width="9.058cm" svg:height="5.792cm">
          <chartooo:coordinate-region svg:x="1.694cm" svg:y="0.72cm" svg:width="7.999cm" svg:height="4.946cm"/>
          <chart:axis chart:dimension="x" chart:name="primary-x" chart:style-name="ch5" chartooo:axis-type="auto">
            <chartooo:date-scale/>
            <chart:title svg:x="4.83cm" svg:y="5.976cm" chart:style-name="ch6">
              <text:p>cache/m</text:p>
            </chart:title>
            <chart:categories table:cell-range-address="Sheet1.B1:Sheet1.L1"/>
          </chart:axis>
          <chart:axis chart:dimension="y" chart:name="primary-y" chart:style-name="ch5">
            <chart:title svg:x="0.172cm" svg:y="3.898cm" chart:style-name="ch7">
              <text:p>time/s</text:p>
            </chart:title>
            <chart:grid chart:style-name="ch8" chart:class="major"/>
          </chart:axis>
          <chart:series chart:style-name="ch9" chart:values-cell-range-address="Sheet1.B2:Sheet1.L2" chart:label-cell-address="Sheet1.A2:Sheet1.A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ns</text:p>
                <draw:g>
                  <svg:desc>Sheet1.A2:Sheet1.A2</svg:desc>
                </draw:g>
              </table:table-cell>
              <table:table-cell office:value-type="float" office:value="0.78">
                <text:p>0.78</text:p>
                <draw:g>
                  <svg:desc>Sheet1.B2:Sheet1.L2</svg:desc>
                </draw:g>
              </table:table-cell>
              <table:table-cell office:value-type="float" office:value="0.56">
                <text:p>0.56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  <table:table-cell office:value-type="float" office:value="0.34">
                <text:p>0.34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27" chart:maximum="0.7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33cm" svg:height="6.773cm" xlink:href=".." xlink:type="simple" chart:class="chart:line" chart:style-name="ch1">
        <chart:subtitle svg:x="5.483cm" svg:y="0.135cm" chart:style-name="ch2">
          <text:p>time2</text:p>
        </chart:subtitle>
        <chart:legend chart:legend-position="end" svg:x="9.34cm" svg:y="3.087cm" style:legend-expansion="high" chart:style-name="ch3"/>
        <chart:plot-area chart:style-name="ch4" table:cell-range-address="Sheet1.B1:Sheet1.L1 Sheet1.A3:Sheet1.L3" chart:data-source-has-labels="both" svg:x="0.24cm" svg:y="0.953cm" svg:width="8.86cm" svg:height="5.685cm">
          <chartooo:coordinate-region svg:x="1.338cm" svg:y="0.953cm" svg:width="7.43cm" svg:height="5.038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L3" chart:label-cell-address="Sheet1.A3:Sheet1.A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2/s</text:p>
                <draw:g>
                  <svg:desc>Sheet1.A3:Sheet1.A3</svg:desc>
                </draw:g>
              </table:table-cell>
              <table:table-cell office:value-type="float" office:value="0.78">
                <text:p>0.78</text:p>
                <draw:g>
                  <svg:desc>Sheet1.B3:Sheet1.L3</svg:desc>
                </draw:g>
              </table:table-cell>
              <table:table-cell office:value-type="float" office:value="0.646">
                <text:p>0.646</text:p>
              </table:table-cell>
              <table:table-cell office:value-type="float" office:value="0.512">
                <text:p>0.512</text:p>
              </table:table-cell>
              <table:table-cell office:value-type="float" office:value="0.425">
                <text:p>0.425</text:p>
              </table:table-cell>
              <table:table-cell office:value-type="float" office:value="0.363">
                <text:p>0.363</text:p>
              </table:table-cell>
              <table:table-cell office:value-type="float" office:value="0.294">
                <text:p>0.294</text:p>
              </table:table-cell>
              <table:table-cell office:value-type="float" office:value="0.261">
                <text:p>0.261</text:p>
              </table:table-cell>
              <table:table-cell office:value-type="float" office:value="0.248">
                <text:p>0.248</text:p>
              </table:table-cell>
              <table:table-cell office:value-type="float" office:value="0.238">
                <text:p>0.238</text:p>
              </table:table-cell>
              <table:table-cell office:value-type="float" office:value="0.229">
                <text:p>0.229</text:p>
              </table:table-cell>
              <table:table-cell office:value-type="float" office:value="0.227">
                <text:p>0.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41cm" svg:height="6.214cm" xlink:href=".." xlink:type="simple" chart:class="chart:line" chart:style-name="ch1">
        <chart:title svg:x="4.894cm" svg:y="0.26cm" chart:style-name="ch2">
          <text:p>time3</text:p>
        </chart:title>
        <chart:legend chart:legend-position="end" svg:x="8.559cm" svg:y="2.808cm" style:legend-expansion="high" chart:style-name="ch3"/>
        <chart:plot-area chart:style-name="ch4" table:cell-range-address="Sheet1.B1:Sheet1.L1 Sheet1.A4:Sheet1.L4" chart:data-source-has-labels="both" svg:x="0.22cm" svg:y="1.163cm" svg:width="8.119cm" svg:height="4.927cm">
          <chartooo:coordinate-region svg:x="0.656cm" svg:y="1.362cm" svg:width="7.166cm" svg:height="4.081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L4" chart:label-cell-address="Sheet1.A4:Sheet1.A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3/s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L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68cm" svg:height="6.677cm" xlink:href=".." xlink:type="simple" chart:class="chart:line" chart:style-name="ch1">
        <chart:title svg:x="5.308cm" svg:y="0.269cm" chart:style-name="ch2">
          <text:p>time4</text:p>
        </chart:title>
        <chart:legend chart:legend-position="end" svg:x="9.386cm" svg:y="3.039cm" style:legend-expansion="high" chart:style-name="ch3"/>
        <chart:plot-area chart:style-name="ch4" table:cell-range-address="Sheet1.B13:Sheet1.L14 Sheet1.A14:Sheet1.A14" chart:data-source-has-labels="both" svg:x="0.237cm" svg:y="1.181cm" svg:width="8.912cm" svg:height="5.363cm">
          <chartooo:coordinate-region svg:x="0.673cm" svg:y="1.38cm" svg:width="7.959cm" svg:height="4.517cm"/>
          <chart:axis chart:dimension="x" chart:name="primary-x" chart:style-name="ch5" chartooo:axis-type="auto">
            <chartooo:date-scale/>
            <chart:categories table:cell-range-address="Sheet1.B13:Sheet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L14" chart:label-cell-address="Sheet1.A14:Sheet1.A1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3:Sheet1.L13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4/s</text:p>
                <draw:g>
                  <svg:desc>Sheet1.A14:Sheet1.A14</svg:desc>
                </draw:g>
              </table:table-cell>
              <table:table-cell office:value-type="float" office:value="NaN">
                <text:p>NaN</text:p>
                <draw:g>
                  <svg:desc>Sheet1.B14:Sheet1.L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